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3C0AF9C55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/>
    <style:font-face style:name="Raiders" svg:font-family="Raiders"/>
    <style:font-face style:name="Lucida Sans1" svg:font-family="'Lucida Sans'" style:font-family-generic="swiss"/>
    <style:font-face style:name="Arbutus Slab" svg:font-family="'Arbutus Slab'" style:font-pitch="variable"/>
    <style:font-face style:name="Arial Black" svg:font-family="'Arial Black'" style:font-pitch="variable"/>
    <style:font-face style:name="Bevan" svg:font-family="Bevan" style:font-pitch="variable"/>
    <style:font-face style:name="IM FELL Double Pica SC" svg:font-family="'IM FELL Double Pica SC'" style:font-pitch="variable"/>
    <style:font-face style:name="Linux Libertine Display O" svg:font-family="'Linux Libertine Display O'" style:font-pitch="variable"/>
    <style:font-face style:name="Linux Libertine O1" svg:font-family="'Linux Libertine O'" style:font-pitch="variable"/>
    <style:font-face style:name="Old Gate Lane NF" svg:font-family="'Old Gate Lane NF'" style:font-pitch="variable"/>
    <style:font-face style:name="Satellite" svg:font-family="Satellite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a3dfb" officeooo:paragraph-rsid="000a3dfb"/>
    </style:style>
    <style:style style:name="P3" style:family="paragraph" style:parent-style-name="Standard">
      <style:paragraph-properties fo:text-align="center" style:justify-single-word="false"/>
      <style:text-properties style:font-name="Linux Libertine O1" fo:font-size="44pt" fo:font-weight="bold" officeooo:rsid="000a3dfb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nux Libertine O1" fo:font-size="44pt" fo:font-weight="bold" officeooo:rsid="000a3dfb" officeooo:paragraph-rsid="000a84e1" style:font-size-asian="44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text-transform="uppercase" style:font-name="Arial Black" fo:font-size="26pt" fo:font-weight="normal" officeooo:paragraph-rsid="000a3dfb" style:font-size-asian="26pt" style:font-weight-asian="normal" style:font-size-complex="26pt" style:font-weight-complex="normal"/>
    </style:style>
    <style:style style:name="T1" style:family="text">
      <style:text-properties style:font-name="Raiders"/>
    </style:style>
    <style:style style:name="T2" style:family="text">
      <style:text-properties style:font-name="Raiders" fo:font-weight="bold"/>
    </style:style>
    <style:style style:name="T3" style:family="text">
      <style:text-properties officeooo:rsid="000a84e1"/>
    </style:style>
    <style:style style:name="fr1" style:family="graphic" style:parent-style-name="Graphics">
      <style:graphic-properties fo:margin-top="2in" fo:margin-bottom="2in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4.4035in" svg:height="4.4035in" draw:z-index="0"><draw:image xlink:href="Pictures/10000201000003C0000003C0AF9C55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" svg:font-family="'Linux Libertine O'"/>
    <style:font-face style:name="Raiders" svg:font-family="Raiders"/>
    <style:font-face style:name="Lucida Sans1" svg:font-family="'Lucida Sans'" style:font-family-generic="swiss"/>
    <style:font-face style:name="Arbutus Slab" svg:font-family="'Arbutus Slab'" style:font-pitch="variable"/>
    <style:font-face style:name="Arial Black" svg:font-family="'Arial Black'" style:font-pitch="variable"/>
    <style:font-face style:name="Bevan" svg:font-family="Bevan" style:font-pitch="variable"/>
    <style:font-face style:name="IM FELL Double Pica SC" svg:font-family="'IM FELL Double Pica SC'" style:font-pitch="variable"/>
    <style:font-face style:name="Linux Libertine Display O" svg:font-family="'Linux Libertine Display O'" style:font-pitch="variable"/>
    <style:font-face style:name="Linux Libertine O1" svg:font-family="'Linux Libertine O'" style:font-pitch="variable"/>
    <style:font-face style:name="Old Gate Lane NF" svg:font-family="'Old Gate Lane NF'" style:font-pitch="variable"/>
    <style:font-face style:name="Satellite" svg:font-family="Satellite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Arial Black" fo:font-size="26pt" fo:font-weight="normal" officeooo:paragraph-rsid="000a3dfb" style:font-size-asian="26pt" style:font-weight-asian="normal" style:font-size-complex="26pt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Linux Libertine O1" fo:font-size="44pt" fo:font-weight="bold" officeooo:rsid="000a3dfb" officeooo:paragraph-rsid="000a84e1" style:font-size-asian="44pt" style:font-weight-asian="bold" style:font-size-complex="44pt" style:font-weight-complex="bold"/>
    </style:style>
    <style:style style:name="MT1" style:family="text">
      <style:text-properties officeooo:rsid="000a84e1"/>
    </style:style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Free education &amp; healthcare</text:p>
      </style:header>
      <style:footer>
        <text:p text:style-name="MP2"><text:span text:style-name="MT1">Pres.me</text:span>/polic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43:12.560842359</meta:creation-date>
    <dc:title>Blank</dc:title>
    <meta:editing-duration>PT4M52S</meta:editing-duration>
    <meta:editing-cycles>2</meta:editing-cycles>
    <meta:generator>LibreOffice/4.4.2.2$Linux_x86 LibreOffice_project/40m0$Build-2</meta:generator>
    <dc:date>2015-10-21T20:48:29.241606407</dc:date>
    <meta:document-statistic meta:table-count="0" meta:image-count="1" meta:object-count="0" meta:page-count="1" meta:paragraph-count="2" meta:word-count="5" meta:character-count="41" meta:non-whitespace-character-count="38"/>
    <meta:template xlink:type="simple" xlink:actuate="onRequest" xlink:title="Blank" xlink:href="../../../../../../../../../.config/libreoffice/4/user/template/Blank.ott" meta:date="2015-10-21T19:43:12.189641328"/>
  </office:meta>
</office:document-meta>
</file>